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99663" officeooo:paragraph-rsid="001c0d70"/>
    </style:style>
    <style:style style:name="P3" style:family="paragraph" style:parent-style-name="Standard">
      <style:text-properties officeooo:rsid="001a6059" officeooo:paragraph-rsid="001a6059"/>
    </style:style>
    <style:style style:name="P4" style:family="paragraph" style:parent-style-name="Standard">
      <style:text-properties officeooo:rsid="001c0d70" officeooo:paragraph-rsid="001c0d70"/>
    </style:style>
    <style:style style:name="P5" style:family="paragraph" style:parent-style-name="Standard" style:list-style-name="L1">
      <style:text-properties officeooo:rsid="001c0d70" officeooo:paragraph-rsid="001c0d70"/>
    </style:style>
    <style:style style:name="P6" style:family="paragraph" style:parent-style-name="Standard" style:list-style-name="L2">
      <style:text-properties officeooo:rsid="001c0d70" officeooo:paragraph-rsid="001c0d70"/>
    </style:style>
    <style:style style:name="P7" style:family="paragraph" style:parent-style-name="Standard" style:list-style-name="L3">
      <style:text-properties officeooo:rsid="001c0d70" officeooo:paragraph-rsid="001c0d70"/>
    </style:style>
    <style:style style:name="P8" style:family="paragraph" style:parent-style-name="Standard" style:list-style-name="L4">
      <style:text-properties officeooo:rsid="001c0d70" officeooo:paragraph-rsid="001c0d70"/>
    </style:style>
    <style:style style:name="P9" style:family="paragraph" style:parent-style-name="Standard" style:list-style-name="L5">
      <style:text-properties officeooo:rsid="001c0d70" officeooo:paragraph-rsid="001c0d70"/>
    </style:style>
    <style:style style:name="T1" style:family="text">
      <style:text-properties officeooo:rsid="001c0d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: <text:span text:style-name="T1">As a user, I want register animes to remember of them</text:span></text:p>
      <text:p text:style-name="P1">Tasks: </text:p>
      <text:list xml:id="list1609828752290114245" text:style-name="L1">
        <text:list-item>
          <text:p text:style-name="P5">Create anime</text:p>
        </text:list-item>
        <text:list-item>
          <text:p text:style-name="P5">Create interface to register anime</text:p>
        </text:list-item>
      </text:list>
      <text:p text:style-name="P1"/>
      <text:p text:style-name="P1">Test tasks:</text:p>
      <text:list xml:id="list6010715445771166814" text:style-name="L2">
        <text:list-item>
          <text:p text:style-name="P6">Test anime validation</text:p>
        </text:list-item>
        <text:list-item>
          <text:p text:style-name="P6">Test interface</text:p>
        </text:list-item>
      </text:list>
      <text:p text:style-name="P1"/>
      <text:p text:style-name="P3">AC: <text:span text:style-name="T1">Be able to save a anime in DB though the interface</text:span></text:p>
      <text:p text:style-name="P1">Related features:</text:p>
      <text:list xml:id="list5296315134027248264" text:style-name="L3">
        <text:list-item>
          <text:p text:style-name="P7">CUD animes</text:p>
        </text:list-item>
        <text:list-item>
          <text:p text:style-name="P7">Edit anime interface</text:p>
        </text:list-item>
      </text:list>
      <text:p text:style-name="P4"/>
      <text:p text:style-name="P1">Related data:</text:p>
      <text:list xml:id="list1512415958844379906" text:style-name="L4">
        <text:list-item>
          <text:p text:style-name="P8">Anime e Index DB</text:p>
        </text:list-item>
      </text:list>
      <text:p text:style-name="P1"/>
      <text:p text:style-name="P1">Extern resurces: (prototypes, diagramns, ...)</text:p>
      <text:list xml:id="list5803104070947991988" text:style-name="L5">
        <text:list-item>
          <text:p text:style-name="P9">Prototype of interface os registering an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0.4$Windows_x86 LibreOffice_project/89ea49ddacd9aa532507cbf852f2bb22b1ace28</meta:generator>
    <dc:date>2014-12-19T10:33:48.426000000</dc:date>
    <dc:creator>Jonas Mayer</dc:creator>
    <meta:document-statistic meta:table-count="0" meta:image-count="0" meta:object-count="0" meta:page-count="1" meta:paragraph-count="15" meta:word-count="72" meta:character-count="391" meta:non-whitespace-character-count="341"/>
    <meta:user-defined meta:name="Info 1"/>
    <meta:user-defined meta:name="Info 2"/>
    <meta:user-defined meta:name="Info 3"/>
    <meta:user-defined meta:name="Info 4"/>
  </office:meta>
</office:document-meta>
</file>